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9.59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208.01pt"/>
    </style:style>
    <style:style style:name="co15" style:family="table-column">
      <style:table-column-properties fo:break-before="auto" style:column-width="58.51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162.11pt"/>
    </style:style>
    <style:style style:name="co18" style:family="table-column">
      <style:table-column-properties fo:break-before="auto" style:column-width="53.26pt"/>
    </style:style>
    <style:style style:name="co19" style:family="table-column">
      <style:table-column-properties fo:break-before="auto" style:column-width="41.41pt"/>
    </style:style>
    <style:style style:name="co20" style:family="table-column">
      <style:table-column-properties fo:break-before="auto" style:column-width="34.89pt"/>
    </style:style>
    <style:style style:name="co21" style:family="table-column">
      <style:table-column-properties fo:break-before="auto" style:column-width="32.51pt"/>
    </style:style>
    <style:style style:name="co22" style:family="table-column">
      <style:table-column-properties fo:break-before="auto" style:column-width="203.1pt"/>
    </style:style>
    <style:style style:name="co23" style:family="table-column">
      <style:table-column-properties fo:break-before="auto" style:column-width="250.84pt"/>
    </style:style>
    <style:style style:name="co24" style:family="table-column">
      <style:table-column-properties fo:break-before="auto" style:column-width="29.25pt"/>
    </style:style>
    <style:style style:name="co25" style:family="table-column">
      <style:table-column-properties fo:break-before="auto" style:column-width="86.09pt"/>
    </style:style>
    <style:style style:name="co26" style:family="table-column">
      <style:table-column-properties fo:break-before="auto" style:column-width="84.5pt"/>
    </style:style>
    <style:style style:name="co27" style:family="table-column">
      <style:table-column-properties fo:break-before="auto" style:column-width="78.01pt"/>
    </style:style>
    <style:style style:name="co28" style:family="table-column">
      <style:table-column-properties fo:break-before="auto" style:column-width="104pt"/>
    </style:style>
    <style:style style:name="co29" style:family="table-column">
      <style:table-column-properties fo:break-before="auto" style:column-width="117.01pt"/>
    </style:style>
    <style:style style:name="co30" style:family="table-column">
      <style:table-column-properties fo:break-before="auto" style:column-width="116.19pt"/>
    </style:style>
    <style:style style:name="co31" style:family="table-column">
      <style:table-column-properties fo:break-before="auto" style:column-width="81.24pt"/>
    </style:style>
    <style:style style:name="co32" style:family="table-column">
      <style:table-column-properties fo:break-before="auto" style:column-width="68.26pt"/>
    </style:style>
    <style:style style:name="co33" style:family="table-column">
      <style:table-column-properties fo:break-before="auto" style:column-width="94.25pt"/>
    </style:style>
    <style:style style:name="co34" style:family="table-column">
      <style:table-column-properties fo:break-before="auto" style:column-width="114.55pt"/>
    </style:style>
    <style:style style:name="co35" style:family="table-column">
      <style:table-column-properties fo:break-before="auto" style:column-width="95.84pt"/>
    </style:style>
    <style:style style:name="co36" style:family="table-column">
      <style:table-column-properties fo:break-before="auto" style:column-width="99.89pt"/>
    </style:style>
    <style:style style:name="co37" style:family="table-column">
      <style:table-column-properties fo:break-before="auto" style:column-width="69pt"/>
    </style:style>
    <style:style style:name="co38" style:family="table-column">
      <style:table-column-properties fo:break-before="auto" style:column-width="54.4pt"/>
    </style:style>
    <style:style style:name="co39" style:family="table-column">
      <style:table-column-properties fo:break-before="auto" style:column-width="55.25pt"/>
    </style:style>
    <style:style style:name="co40" style:family="table-column">
      <style:table-column-properties fo:break-before="auto" style:column-width="92.61pt"/>
    </style:style>
    <style:style style:name="co41" style:family="table-column">
      <style:table-column-properties fo:break-before="auto" style:column-width="39pt"/>
    </style:style>
    <style:style style:name="co42" style:family="table-column">
      <style:table-column-properties fo:break-before="auto" style:column-width="13.8pt"/>
    </style:style>
    <style:style style:name="co43" style:family="table-column">
      <style:table-column-properties fo:break-before="auto" style:column-width="57.66pt"/>
    </style:style>
    <style:style style:name="co44" style:family="table-column">
      <style:table-column-properties fo:break-before="auto" style:column-width="64.15pt"/>
    </style:style>
    <style:style style:name="co45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5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89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0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2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4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0"/>
        <table:table-column table:style-name="co9" table:default-cell-style-name="ce46"/>
        <table:table-column table:style-name="co10" table:default-cell-style-name="Default"/>
        <table:table-column table:style-name="co10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8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8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8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8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8" office:value-type="string" calcext:value-type="string">
            <text:p>1-byte <text:span text:style-name="T4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8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8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8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8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8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8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8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8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8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8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8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8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8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8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1"/>
          <table:table-cell table:style-name="ce200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1"/>
          <table:table-cell table:style-name="ce200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1"/>
          <table:table-cell table:style-name="ce200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3"/>
          <table:table-cell table:style-name="ce191"/>
          <table:table-cell table:style-name="ce200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<text:span text:style-name="T1">SCENARIO</text:span>.info2</text:p>
          </table:table-cell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image i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89" office:value-type="string" calcext:value-type="string">
            <text:p><text:span text:style-name="T6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3">SCENARIO</text:span>.win_criteria</text:p>
          </table:table-cell>
          <table:table-cell table:style-name="ce183"/>
          <table:table-cell table:style-name="ce191"/>
          <table:table-cell table:style-name="ce200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<text:span text:style-name="T6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89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1"/>
          <table:table-cell table:style-name="ce200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89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 office:value-type="string" calcext:value-type="string">
            <text:p>3 * 1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 office:value-type="string" calcext:value-type="string">
            <text:p>3 * 1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139"/>
          <table:table-cell table:style-name="ce33" office:value-type="string" calcext:value-type="string">
            <text:p><text:s text:c="28"/>e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 office:value-type="string" calcext:value-type="string">
            <text:p>i16</text:p>
          </table:table-cell>
          <table:table-cell table:style-name="ce189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3">SCENARIO</text:span>.herds</text:p>
          </table:table-cell>
          <table:table-cell table:style-name="ce183"/>
          <table:table-cell table:style-name="ce191" office:value-type="string" calcext:value-type="string">
            <text:p>16 * 2-byte</text:p>
          </table:table-cell>
          <table:table-cell table:style-name="ce200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4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1" office:value-type="string" calcext:value-type="string">
            <text:p>114 * 2-byte</text:p>
          </table:table-cell>
          <table:table-cell table:style-name="ce200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89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3">SCENARIO</text:span>.monuments</text:p>
          </table:table-cell>
          <table:table-cell table:number-columns-repeated="2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8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8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8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8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8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8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8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8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8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8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8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8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1" office:value-type="string" calcext:value-type="string">
            <text:p>200 * 196-byte</text:p>
          </table:table-cell>
          <table:table-cell table:style-name="ce200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4"/>
          <table:table-cell table:style-name="ce192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4"/>
          <table:table-cell table:style-name="ce192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5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1"/>
          <table:table-cell table:style-name="ce200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4"/>
          <table:table-cell table:style-name="ce192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89"/>
          <table:table-cell table:style-name="ce45" office:value-type="string" calcext:value-type="string">
            <text:p><text:span text:style-name="T6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1" office:value-type="string" calcext:value-type="string">
            <text:p><text:span text:style-name="T6">1-byte </text:span><text:span text:style-name="T7">grid</text:span></text:p>
          </table:table-cell>
          <table:table-cell table:style-name="ce200" office:value-type="string" calcext:value-type="string">
            <text:p>Floodplain/meadows fertility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1" office:value-type="string" calcext:value-type="string">
            <text:p>150 * 124-byte</text:p>
          </table:table-cell>
          <table:table-cell table:style-name="ce200" office:value-type="string" calcext:value-type="string">
            <text:p>Mission events; invasions, requests, prices etc.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/>
          <table:table-cell table:style-name="ce202" office:value-type="string" calcext:value-type="string">
            <text:p><text:span text:style-name="T8">??? (full of 00)</text:span><text:span text:style-name="T6"> </text:span>(*EXPANDED files only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 office:value-type="string" calcext:value-type="string">
            <text:p><text:span text:style-name="T6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89" office:value-type="string" calcext:value-type="string">
            <text:p><text:span text:style-name="T6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1" office:value-type="string" calcext:value-type="string">
            <text:p><text:span text:style-name="T6">200 * </text:span>98-byte</text:p>
          </table:table-cell>
          <table:table-cell table:style-name="ce200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1" office:value-type="string" calcext:value-type="string">
            <text:p><text:span text:style-name="T6">50 * </text:span>324-byte</text:p>
          </table:table-cell>
          <table:table-cell table:style-name="ce200" office:value-type="string" calcext:value-type="string">
            <text:p>Trade routes’ visual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5"/>
          <table:table-cell table:style-name="ce193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6"/>
          <table:table-cell table:style-name="ce194" office:value-type="string" calcext:value-type="string">
            <text:p>22 * 24-byte</text:p>
          </table:table-cell>
          <table:table-cell table:style-name="ce204" office:value-type="string" calcext:value-type="string">
            <text:p>??? <text:span text:style-name="T4">(very bizarre fields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1"/>
          <table:table-cell table:style-name="ce200" office:value-type="string" calcext:value-type="string">
            <text:p>Floodplain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5"/>
          <table:table-cell table:style-name="ce193" office:value-type="string" calcext:value-type="string">
            <text:p><text:span text:style-name="T6">4-byte </text:span><text:span text:style-name="T7">grid</text:span></text:p>
          </table:table-cell>
          <table:table-cell table:style-name="ce166" office:value-type="string" calcext:value-type="string">
            <text:p><text:span text:style-name="T6">??? </text:span>(grid routing data/cache…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6"/>
          <table:table-cell table:style-name="ce195" office:value-type="string" calcext:value-type="string">
            <text:p>13 * 24-byte</text:p>
          </table:table-cell>
          <table:table-cell table:style-name="ce20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4"/>
          <table:table-cell table:style-name="ce192" office:value-type="string" calcext:value-type="string">
            <text:p><text:span text:style-name="T6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417" calcext:value-type="float">
            <text:p>417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soil_depletion_grid</text:p>
          </table:table-cell>
          <table:table-cell table:style-name="ce183"/>
          <table:table-cell table:style-name="ce191" office:value-type="string" calcext:value-type="string">
            <text:p><text:span text:style-name="T6">1-byte </text:span><text:span text:style-name="T7">grid</text:span></text:p>
          </table:table-cell>
          <table:table-cell table:style-name="ce200" office:value-type="string" calcext:value-type="string">
            <text:p>Floodplain depletion valu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89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1" office:value-type="string" calcext:value-type="string">
            <text:p><text:span text:style-name="T6">1-byte </text:span><text:span text:style-name="T7">grid</text:span></text:p>
          </table:table-cell>
          <table:table-cell table:style-name="ce200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6"/>
          <table:table-cell table:style-name="ce195" office:value-type="string" calcext:value-type="string">
            <text:p>28 * 24-byte</text:p>
          </table:table-cell>
          <table:table-cell table:style-name="ce20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6"/>
          <table:table-cell table:style-name="ce194" office:value-type="string" calcext:value-type="string">
            <text:p>200 * 24-byte</text:p>
          </table:table-cell>
          <table:table-cell table:style-name="ce20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7"/>
          <table:table-cell table:style-name="ce196"/>
          <table:table-cell table:style-name="ce49"/>
          <table:table-cell table:number-columns-repeated="57"/>
        </table:table-row>
        <table:table-row table:style-name="ro1" table:number-rows-repeated="104842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14" table:default-cell-style-name="ce6"/>
        <table:table-column table:style-name="co15" table:default-cell-style-name="ce86"/>
        <table:table-column table:style-name="co16" table:default-cell-style-name="ce103"/>
        <table:table-column table:style-name="co17" table:default-cell-style-name="ce111"/>
        <table:table-column table:style-name="co18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9">957</text:span><text:span text:style-name="T10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9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9">793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9">74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9">75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6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7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9">76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2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3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9">76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8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9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9">77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9">77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9">78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9">787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88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9">789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0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9">791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2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9">1096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9">2381</text:span><text:span text:style-name="T10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9">1095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9">2377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9">1101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9">1100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9">2390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9">1071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9">1070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9">1072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9">2431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9">1087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1">1318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9">2297</text:span><text:span text:style-name="T10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3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3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3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9">1315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9">1319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3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3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3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3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3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6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3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3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9">2689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3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3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3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3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3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3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3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3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3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3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9">827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3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3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3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3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9">1341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9">1313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9">132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9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9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9">224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9">227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9">2255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9">2261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9">2267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9">227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9">2170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9">219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9">92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9">934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9">843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9">990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3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9">94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9">1028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9">91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9">95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9">1051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9">823 </text:span><text:span text:style-name="T10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9">816 </text:span><text:span text:style-name="T10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9">2741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9">2742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9">2743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9">2744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9">2745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3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9">928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9">123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9">2342</text:span><text:span text:style-name="T10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9">2323</text:span><text:span text:style-name="T10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3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9">856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9">87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9">887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3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3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3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9">839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9">794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3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9">2201</text:span><text:span text:style-name="T10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3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3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3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3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9">97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9">93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9">90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9">130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9">2406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9">92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9">93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9">93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9" table:default-cell-style-name="ce73"/>
        <table:table-column table:style-name="co20" table:default-cell-style-name="ce6"/>
        <table:table-column table:style-name="co21" table:default-cell-style-name="ce6"/>
        <table:table-column table:style-name="co22" table:default-cell-style-name="ce138"/>
        <table:table-column table:style-name="co23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4" table:default-cell-style-name="ce73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35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21" table:default-cell-style-name="ce73"/>
        <table:table-column table:style-name="co36" table:default-cell-style-name="ce138"/>
        <table:table-column table:style-name="co20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21" table:default-cell-style-name="ce73"/>
        <table:table-column table:style-name="co37" table:default-cell-style-name="ce138"/>
        <table:table-column table:style-name="co38" table:default-cell-style-name="ce138"/>
        <table:table-column table:style-name="co39" table:default-cell-style-name="ce138"/>
        <table:table-column table:style-name="co40" table:default-cell-style-name="ce287"/>
        <table:table-column table:style-name="co41" table:default-cell-style-name="ce287"/>
        <table:table-column table:style-name="co39" table:default-cell-style-name="ce287"/>
        <table:table-column table:style-name="co42" table:default-cell-style-name="Default"/>
        <table:table-column table:style-name="co43" table:default-cell-style-name="ce12"/>
        <table:table-column table:style-name="co26" table:default-cell-style-name="ce12"/>
        <table:table-column table:style-name="co44" table:default-cell-style-name="ce12"/>
        <table:table-column table:style-name="co45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7-28T02:43:16.482000000</dc:date>
    <meta:editing-duration>P80DT7H57M27S</meta:editing-duration>
    <meta:editing-cycles>512</meta:editing-cycles>
    <meta:generator>LibreOffice/6.4.3.2$Windows_X86_64 LibreOffice_project/747b5d0ebf89f41c860ec2a39efd7cb15b54f2d8</meta:generator>
    <meta:document-statistic meta:table-count="6" meta:cell-count="2784" meta:object-count="0"/>
  </office:meta>
</office:document-meta>
</file>